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start" style:justify-single-word="false"/>
      <style:text-properties style:font-name="Arial" fo:font-size="12pt" fo:font-weight="normal" officeooo:rsid="001868ab" officeooo:paragraph-rsid="001868ab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line-height="150%" fo:text-align="start" style:justify-single-word="false"/>
      <style:text-properties style:font-name="Arial" fo:font-size="12pt" fo:font-style="normal" fo:font-weight="bold" officeooo:rsid="001868ab" officeooo:paragraph-rsid="001868ab" style:font-size-asian="10.5pt" style:font-style-asian="normal" style:font-weight-asian="bold" style:font-size-complex="12pt" style:font-style-complex="normal" style:font-weight-complex="bold"/>
    </style:style>
    <style:style style:name="P3" style:family="paragraph" style:parent-style-name="Standard">
      <style:paragraph-properties fo:line-height="150%" fo:text-align="start" style:justify-single-word="false"/>
      <style:text-properties style:font-name="Arial" fo:font-size="12pt" fo:font-style="normal" fo:font-weight="bold" officeooo:rsid="0025d65c" officeooo:paragraph-rsid="0025d65c" style:font-size-asian="10.5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paragraph-properties fo:line-height="150%" fo:text-align="start" style:justify-single-word="false"/>
      <style:text-properties style:font-name="Arial" fo:font-size="12pt" fo:font-style="normal" fo:font-weight="bold" officeooo:rsid="0028e943" officeooo:paragraph-rsid="0028e943" style:font-size-asian="10.5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paragraph-properties fo:line-height="150%" fo:text-align="start" style:justify-single-word="false"/>
      <style:text-properties style:font-name="Arial" fo:font-size="12pt" fo:font-style="normal" fo:font-weight="normal" officeooo:rsid="001868ab" officeooo:paragraph-rsid="001868ab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 style:list-style-name="L1">
      <style:paragraph-properties fo:line-height="150%" fo:text-align="start" style:justify-single-word="false"/>
      <style:text-properties style:font-name="Arial" fo:font-size="12pt" fo:font-style="normal" fo:font-weight="normal" officeooo:rsid="001868ab" officeooo:paragraph-rsid="001868ab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line-height="150%" fo:text-align="start" style:justify-single-word="false"/>
      <style:text-properties style:font-name="Arial" fo:font-size="12pt" fo:font-style="normal" fo:font-weight="normal" officeooo:rsid="001868ab" officeooo:paragraph-rsid="0018db8f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line-height="200%" fo:text-align="start" style:justify-single-word="false"/>
      <style:text-properties style:font-name="Arial" fo:font-size="12pt" fo:font-style="normal" fo:font-weight="normal" officeooo:rsid="001868ab" officeooo:paragraph-rsid="001868ab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 style:list-style-name="L1">
      <style:paragraph-properties fo:line-height="200%" fo:text-align="start" style:justify-single-word="false"/>
      <style:text-properties style:font-name="Arial" fo:font-size="12pt" fo:font-style="normal" fo:font-weight="normal" officeooo:rsid="001868ab" officeooo:paragraph-rsid="001868ab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line-height="150%" fo:text-align="start" style:justify-single-word="false"/>
      <style:text-properties style:font-name="Arial" fo:font-size="12pt" fo:font-style="normal" fo:font-weight="normal" officeooo:rsid="0018db8f" officeooo:paragraph-rsid="0018db8f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line-height="150%" fo:text-align="start" style:justify-single-word="false"/>
      <style:text-properties style:font-name="Arial" fo:font-size="12pt" fo:font-style="normal" fo:font-weight="normal" officeooo:rsid="0025d65c" officeooo:paragraph-rsid="0025d65c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line-height="150%" fo:text-align="start" style:justify-single-word="false"/>
      <style:text-properties style:font-name="Arial" fo:font-size="12pt" fo:font-style="normal" fo:font-weight="normal" officeooo:rsid="0027810f" officeooo:paragraph-rsid="0027810f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line-height="150%" fo:text-align="start" style:justify-single-word="false"/>
      <style:text-properties style:font-name="Arial" fo:font-size="12pt" fo:font-style="normal" fo:font-weight="normal" officeooo:rsid="0028e943" officeooo:paragraph-rsid="0028e943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line-height="150%" fo:text-align="center" style:justify-single-word="false"/>
      <style:text-properties style:font-name="Arial" fo:font-size="14pt" fo:font-weight="bold" officeooo:rsid="00176d7a" officeooo:paragraph-rsid="00176d7a" style:font-size-asian="14pt" style:font-weight-asian="bold" style:font-size-complex="14pt" style:font-weight-complex="bold"/>
    </style:style>
    <style:style style:name="P15" style:family="paragraph" style:parent-style-name="Standard">
      <style:paragraph-properties fo:line-height="150%" fo:text-align="center" style:justify-single-word="false"/>
      <style:text-properties style:font-name="Arial" fo:font-size="14pt" fo:font-weight="bold" officeooo:paragraph-rsid="00176d7a" style:font-size-asian="14pt" style:font-weight-asian="bold" style:font-size-complex="14pt" style:font-weight-complex="bold"/>
    </style:style>
    <style:style style:name="P16" style:family="paragraph" style:parent-style-name="Standard" style:master-page-name="">
      <loext:graphic-properties draw:fill="none"/>
      <style:paragraph-properties fo:margin-left="0cm" fo:margin-right="0cm" fo:line-height="150%" fo:text-align="start" style:justify-single-word="false" fo:text-indent="0cm" style:auto-text-indent="false" style:page-number="auto" fo:background-color="transparent"/>
      <style:text-properties style:font-name="Arial" fo:font-size="12pt" fo:font-style="normal" fo:font-weight="normal" officeooo:rsid="0027810f" officeooo:paragraph-rsid="0027810f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2">
      <style:paragraph-properties fo:margin-top="0.101cm" fo:margin-bottom="0.101cm" loext:contextual-spacing="false" fo:line-height="150%" fo:text-align="start" style:justify-single-word="false"/>
      <style:text-properties style:font-name="Arial" fo:font-size="12pt" fo:font-style="normal" fo:font-weight="normal" officeooo:rsid="0018db8f" officeooo:paragraph-rsid="0018db8f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list-style-name="L2">
      <style:paragraph-properties fo:margin-top="0.101cm" fo:margin-bottom="0.101cm" loext:contextual-spacing="false" fo:line-height="150%" fo:text-align="start" style:justify-single-word="false"/>
      <style:text-properties style:font-name="Arial" fo:font-size="12pt" fo:font-style="normal" fo:font-weight="normal" officeooo:rsid="0018db8f" officeooo:paragraph-rsid="00193bb8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 style:list-style-name="L2">
      <style:paragraph-properties fo:margin-top="0.101cm" fo:margin-bottom="0.101cm" loext:contextual-spacing="false" fo:line-height="150%" fo:text-align="start" style:justify-single-word="false"/>
      <style:text-properties style:font-name="Arial" fo:font-size="12pt" fo:font-style="normal" fo:font-weight="normal" officeooo:rsid="0018db8f" officeooo:paragraph-rsid="001b3b93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 style:list-style-name="L4">
      <style:paragraph-properties fo:margin-top="0.201cm" fo:margin-bottom="0.201cm" loext:contextual-spacing="false" fo:line-height="150%" fo:text-align="start" style:justify-single-word="false"/>
      <style:text-properties officeooo:rsid="003db5e6" officeooo:paragraph-rsid="003db5e6"/>
    </style:style>
    <style:style style:name="P21" style:family="paragraph" style:parent-style-name="Standard" style:list-style-name="L4">
      <style:paragraph-properties fo:margin-top="0.201cm" fo:margin-bottom="0.201cm" loext:contextual-spacing="false" fo:line-height="150%" fo:text-align="start" style:justify-single-word="false"/>
      <style:text-properties officeooo:rsid="003db5e6" officeooo:paragraph-rsid="003ef15b"/>
    </style:style>
    <style:style style:name="P22" style:family="paragraph" style:parent-style-name="Standard" style:list-style-name="L4">
      <style:paragraph-properties fo:margin-top="0.201cm" fo:margin-bottom="0.201cm" loext:contextual-spacing="false" fo:line-height="150%" fo:text-align="start" style:justify-single-word="false"/>
      <style:text-properties officeooo:rsid="002b496a" officeooo:paragraph-rsid="00318cd7"/>
    </style:style>
    <style:style style:name="P23" style:family="paragraph" style:parent-style-name="Standard" style:list-style-name="L4">
      <style:paragraph-properties fo:margin-top="0.201cm" fo:margin-bottom="0.201cm" loext:contextual-spacing="false" fo:line-height="150%" fo:text-align="start" style:justify-single-word="false"/>
      <style:text-properties officeooo:rsid="002b496a" officeooo:paragraph-rsid="002fa15f"/>
    </style:style>
    <style:style style:name="P24" style:family="paragraph" style:parent-style-name="Standard" style:list-style-name="L4">
      <style:paragraph-properties fo:margin-top="0.201cm" fo:margin-bottom="0.201cm" loext:contextual-spacing="false" fo:line-height="150%" fo:text-align="start" style:justify-single-word="false"/>
      <style:text-properties officeooo:rsid="0036ef91" officeooo:paragraph-rsid="003ef15b"/>
    </style:style>
    <style:style style:name="P25" style:family="paragraph" style:parent-style-name="Standard" style:list-style-name="L4">
      <style:paragraph-properties fo:margin-top="0.201cm" fo:margin-bottom="0.201cm" loext:contextual-spacing="false" fo:line-height="150%" fo:text-align="start" style:justify-single-word="false"/>
      <style:text-properties officeooo:rsid="003a9ec8" officeooo:paragraph-rsid="003ef15b"/>
    </style:style>
    <style:style style:name="P26" style:family="paragraph" style:parent-style-name="Standard" style:list-style-name="L4">
      <style:paragraph-properties fo:margin-top="0.201cm" fo:margin-bottom="0.201cm" loext:contextual-spacing="false" fo:line-height="150%" fo:text-align="start" style:justify-single-word="false"/>
      <style:text-properties officeooo:paragraph-rsid="0028e943"/>
    </style:style>
    <style:style style:name="P27" style:family="paragraph" style:parent-style-name="Standard" style:list-style-name="L4">
      <style:paragraph-properties fo:margin-top="0.201cm" fo:margin-bottom="0.201cm" loext:contextual-spacing="false" fo:line-height="150%" fo:text-align="start" style:justify-single-word="false"/>
      <style:text-properties officeooo:rsid="0028e943" officeooo:paragraph-rsid="0028e943"/>
    </style:style>
    <style:style style:name="P28" style:family="paragraph" style:parent-style-name="Standard" style:list-style-name="L4">
      <style:paragraph-properties fo:margin-top="0.201cm" fo:margin-bottom="0.201cm" loext:contextual-spacing="false" fo:line-height="150%" fo:text-align="start" style:justify-single-word="false"/>
      <style:text-properties officeooo:rsid="002a7483" officeooo:paragraph-rsid="002a7483"/>
    </style:style>
    <style:style style:name="P29" style:family="paragraph" style:parent-style-name="Standard" style:list-style-name="L4">
      <style:paragraph-properties fo:margin-top="0.201cm" fo:margin-bottom="0.201cm" loext:contextual-spacing="false" fo:line-height="150%" fo:text-align="start" style:justify-single-word="false"/>
      <style:text-properties officeooo:rsid="002a7483" officeooo:paragraph-rsid="002b496a"/>
    </style:style>
    <style:style style:name="T1" style:family="text">
      <style:text-properties officeooo:rsid="0018db8f"/>
    </style:style>
    <style:style style:name="T2" style:family="text">
      <style:text-properties officeooo:rsid="00193bb8"/>
    </style:style>
    <style:style style:name="T3" style:family="text">
      <style:text-properties officeooo:rsid="001b3b93"/>
    </style:style>
    <style:style style:name="T4" style:family="text">
      <style:text-properties officeooo:rsid="001d3142"/>
    </style:style>
    <style:style style:name="T5" style:family="text">
      <style:text-properties officeooo:rsid="001e084c"/>
    </style:style>
    <style:style style:name="T6" style:family="text">
      <style:text-properties officeooo:rsid="00204a35"/>
    </style:style>
    <style:style style:name="T7" style:family="text">
      <style:text-properties officeooo:rsid="0022f520"/>
    </style:style>
    <style:style style:name="T8" style:family="text">
      <style:text-properties officeooo:rsid="00230449"/>
    </style:style>
    <style:style style:name="T9" style:family="text">
      <style:text-properties officeooo:rsid="00176d7a"/>
    </style:style>
    <style:style style:name="T10" style:family="text">
      <style:text-properties officeooo:rsid="0027810f"/>
    </style:style>
    <style:style style:name="T11" style:family="text">
      <style:text-properties officeooo:rsid="0027fd5b"/>
    </style:style>
    <style:style style:name="T12" style:family="text">
      <style:text-properties style:font-name="Arial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Arial" fo:font-size="12pt" fo:font-style="normal" fo:font-weight="normal" officeooo:rsid="0028e943" style:font-size-asian="10.5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Arial" fo:font-size="12pt" fo:font-style="normal" fo:font-weight="normal" officeooo:rsid="002b496a" style:font-size-asian="10.5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Arial" fo:font-size="12pt" fo:font-style="normal" fo:font-weight="normal" officeooo:rsid="002b71e6" style:font-size-asian="10.5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font-name="Arial" fo:font-size="12pt" fo:font-style="normal" fo:font-weight="normal" officeooo:rsid="002c44c2" style:font-size-asian="10.5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font-name="Arial" fo:font-size="12pt" fo:font-style="normal" fo:font-weight="normal" officeooo:rsid="002e4dea" style:font-size-asian="10.5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font-name="Arial" fo:font-size="12pt" fo:font-style="normal" fo:font-weight="normal" officeooo:rsid="00318cd7" style:font-size-asian="10.5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font-name="Arial" fo:font-size="12pt" fo:font-style="normal" fo:font-weight="normal" officeooo:rsid="00350ca4" style:font-size-asian="10.5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font-name="Arial" fo:font-size="12pt" fo:font-style="normal" fo:font-weight="normal" officeooo:rsid="0035c948" style:font-size-asian="10.5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font-name="Arial" fo:font-size="12pt" fo:font-style="normal" fo:font-weight="normal" officeooo:rsid="003655a7" style:font-size-asian="10.5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font-name="Arial" fo:font-size="12pt" fo:font-style="normal" fo:font-weight="normal" officeooo:rsid="0036ef91" style:font-size-asian="10.5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font-name="Arial" fo:font-size="12pt" fo:font-style="normal" fo:font-weight="normal" officeooo:rsid="0038d763" style:font-size-asian="10.5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font-name="Arial" fo:font-size="12pt" fo:font-style="normal" fo:font-weight="normal" officeooo:rsid="003a6587" style:font-size-asian="10.5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font-name="Arial" fo:font-size="12pt" fo:font-style="normal" fo:font-weight="normal" officeooo:rsid="003bf2a5" style:font-size-asian="10.5pt" style:font-style-asian="normal" style:font-weight-asian="normal" style:font-size-complex="12pt" style:font-style-complex="normal" style:font-weight-complex="normal"/>
    </style:style>
    <style:style style:name="T26" style:family="text">
      <style:text-properties style:font-name="Arial" fo:font-size="12pt" fo:font-style="normal" fo:font-weight="normal" officeooo:rsid="003c5efb" style:font-size-asian="10.5pt" style:font-style-asian="normal" style:font-weight-asian="normal" style:font-size-complex="12pt" style:font-style-complex="normal" style:font-weight-complex="normal"/>
    </style:style>
    <style:style style:name="T27" style:family="text">
      <style:text-properties style:font-name="Arial" fo:font-size="12pt" fo:font-style="normal" fo:font-weight="normal" officeooo:rsid="003d40a6" style:font-size-asian="10.5pt" style:font-style-asian="normal" style:font-weight-asian="normal" style:font-size-complex="12pt" style:font-style-complex="normal" style:font-weight-complex="normal"/>
    </style:style>
    <style:style style:name="T28" style:family="text">
      <style:text-properties style:font-name="Arial" fo:font-size="12pt" fo:font-style="normal" fo:font-weight="normal" officeooo:rsid="003ef15b" style:font-size-asian="10.5pt" style:font-style-asian="normal" style:font-weight-asian="normal" style:font-size-complex="12pt" style:font-style-complex="normal" style:font-weight-complex="normal"/>
    </style:style>
    <style:style style:name="T29" style:family="text">
      <style:text-properties style:font-name="Arial" fo:font-size="12pt" fo:font-style="normal" fo:font-weight="normal" officeooo:rsid="0047f2e5" style:font-size-asian="10.5pt" style:font-style-asian="normal" style:font-weight-asian="normal" style:font-size-complex="12pt" style:font-style-complex="normal" style:font-weight-complex="normal"/>
    </style:style>
    <style:style style:name="T30" style:family="text">
      <style:text-properties style:font-name="Arial" fo:font-size="12pt" fo:font-style="normal" fo:font-weight="normal" officeooo:rsid="004ab071" style:font-size-asian="10.5pt" style:font-style-asian="normal" style:font-weight-asian="normal" style:font-size-complex="12pt" style:font-style-complex="normal" style:font-weight-complex="normal"/>
    </style:style>
    <style:style style:name="T31" style:family="text">
      <style:text-properties officeooo:rsid="0035c94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9">N</text:span>ome: Rafael Corradini da Cunha Número: 9424322 </text:p>
      <text:p text:style-name="P14"/>
      <text:p text:style-name="P15"><text:span text:style-name="T9">Projeto Final da Disciplina</text:span> Modelagem Computacional em Grafos</text:p>
      <text:p text:style-name="P15"/>
      <text:p text:style-name="P2">Estruturas Auxiliares:</text:p>
      <text:p text:style-name="P2"/>
      <text:p text:style-name="P5">Foram usadas neste projeto duas estruturas auxiliares, um mapa e uma lista. A lista é duplamente encadeada, e seus nós tem como elemento um ponteiro vazio, para que possa ser usada para armazenar qualquer tipo de elemento, de forma genérica. <text:span text:style-name="T1">A estrutura foi usada na lista de vértices, lista de arestas e na listas de adjacências dos vértices. </text:span>A lista tem quatro funções: </text:p>
      <text:p text:style-name="P8"/>
      <text:list xml:id="list975040301681264956" text:style-name="L1">
        <text:list-item>
          <text:p text:style-name="P9">initList() – Inicializa e retorna uma lista, <text:span text:style-name="T1">a alocando na memória</text:span>. O(1)</text:p>
        </text:list-item>
        <text:list-item>
          <text:p text:style-name="P9">freeList(L, n) – Sendo “L” a lista e “n” o nó “head”. Desaloca todos os nós da lista e a própria lista, destruindo-a. O(n)</text:p>
        </text:list-item>
        <text:list-item>
          <text:p text:style-name="P9">insertList(L) – Insere um nó no final da lista “L <text:s/>e o retorna para que seu elemento possa ser modificado. O(1)</text:p>
        </text:list-item>
        <text:list-item>
          <text:p text:style-name="P9">removeList(L, n) – Remove o nó “n” da lista “L”. O(1)</text:p>
          <text:p text:style-name="P6"/>
        </text:list-item>
      </text:list>
      <text:p text:style-name="P7">O mapa usado tem como base uma árvore de busca binária. <text:span text:style-name="T1">Parte desse mapa foi reaproveitado de um trabalho entregue em Estrutura de Dados semestre passado</text:span>. <text:span text:style-name="T1">A estrutura foi usada para armazenar as referências aos vértices e as arestas do grafo(dois mapas, um para vértices, outro para arestas), com seus respectivos identificadores. O mapa tem as funções descritas abaixo: </text:span></text:p>
      <text:p text:style-name="P10"/>
      <text:list xml:id="list3004793755057909122" text:style-name="L2">
        <text:list-item>
          <text:p text:style-name="P17">define() - Inicializa o mapa, aloca-o na memória, e o retorna. O(1)</text:p>
        </text:list-item>
        <text:list-item>
          <text:p text:style-name="P17">searchMap(M, id) - Retorna o elemento referente ao id do mapa “M”, caso exista. Caso contrário, retorna elemento nulo. O(<text:span text:style-name="T2">n</text:span>) <text:span text:style-name="T7">ou O(m)</text:span></text:p>
        </text:list-item>
        <text:list-item>
          <text:p text:style-name="P17">insertMap(M, x) – Insere o elemento x no mapa “M” e retorna true(1), caso não exista elemento em “M” com a mesma chave de “x”. Se já existir <text:soft-page-break/>elemento em M com a mesma chave de “x”, retorna false(0). O(<text:span text:style-name="T2">n</text:span>) <text:span text:style-name="T8">ou O(m)</text:span></text:p>
        </text:list-item>
        <text:list-item>
          <text:p text:style-name="P18">replaceMap(M, x) - <text:span text:style-name="T2">Substitui por “x” o elemento do mapa “M” com a mesma chave de “x”, se tal elemento existe em “M”, retornando true(1). Caso contrário retorna false(0). O(n) ou O(m)</text:span></text:p>
        </text:list-item>
        <text:list-item>
          <text:p text:style-name="P19">removeMap(M, id) <text:s/>- <text:span text:style-name="T3">R</text:span>emove e retorna o elemento do id, caso <text:span text:style-name="T3">ele</text:span> exista no mapa “M”. Caso contrário retorna <text:span text:style-name="T3">um</text:span> elemento nulo. <text:span text:style-name="T4">O(n) ou O(m)</text:span></text:p>
        </text:list-item>
        <text:list-item>
          <text:p text:style-name="P19"><text:span text:style-name="T3">r</text:span>emoveEdgesMap(M, id) - <text:span text:style-name="T3">R</text:span>emove as arestas incidentes ao v<text:span text:style-name="T3">é</text:span>rtice <text:span text:style-name="T3">do id</text:span>. <text:span text:style-name="T4">O(n^2)</text:span></text:p>
        </text:list-item>
        <text:list-item>
          <text:p text:style-name="P19">distVector(M, D, P) – <text:span text:style-name="T3">Inicializa os vetores “D” e “P”, colocando as distâncias entre os vértices adjacentes em “D” e os parentescos entre esses vértices</text:span>. <text:span text:style-name="T5">O(m)</text:span></text:p>
        </text:list-item>
        <text:list-item>
          <text:p text:style-name="P19">printMap(M, op) - <text:span text:style-name="T3">I</text:span>mprime a árvore na tela <text:span text:style-name="T4">todos os elementos do mapa “M”</text:span>. <text:span text:style-name="T6">O(n) ou O(m)</text:span></text:p>
        </text:list-item>
        <text:list-item>
          <text:p text:style-name="P17">freeNodesMap(M) – <text:span text:style-name="T4">Desaloca todos os nós do mapa “M”(Não desaloca a árvore, a mesma deve ser desalocada em seguida). O(n) ou O(m)</text:span></text:p>
        </text:list-item>
        <text:list-item>
          <text:p text:style-name="P17">getLastMap(T) – <text:span text:style-name="T4">Retorna o maior identificador armazenado na árvore. O(1)</text:span></text:p>
        </text:list-item>
      </text:list>
      <text:p text:style-name="P10"/>
      <text:p text:style-name="P11">Obs: As complexidades são apresentadas como O(n) ou O(m) porque no projeto <text:span text:style-name="T10">usou-se</text:span> o mapa em duas ocasiões: <text:span text:style-name="T10">no armazenamento</text:span> <text:span text:style-name="T10">d</text:span>os <text:span text:style-name="T10">identificadores dos</text:span> vértices, <text:span text:style-name="T10">e dos identificadores</text:span> <text:span text:style-name="T10">d</text:span>as arestas, portanto no primeiro caso essas operações seriam O(n) e no segundo caso O(m). Se tem a complexidade O(n) porque <text:span text:style-name="T10">a</text:span> árvore <text:span text:style-name="T10">usada</text:span> não é balanceada, portanto, como os elementos são inseridos sempre com seus identificadores em ordem crescente, a árvore <text:span text:style-name="T10">se </text:span>desencadeia em uma lista.</text:p>
      <text:p text:style-name="P11"/>
      <text:p text:style-name="P3">Estrutura <text:span text:style-name="T10">do grafo</text:span>:</text:p>
      <text:p text:style-name="P16"/>
      <text:p text:style-name="P12">O grafo consiste na manipulação de duas listas, a de vértices e a de arestas, as quais são referenciadas pelo elemento(struct) principal da estrutura chamado “Graph”.</text:p>
      <text:p text:style-name="P12">A lista de vértices armazena elementos nomeados de “Vertex”, cada “Vertex” <text:soft-page-break/>armazena um inteiro “value” e faz referência a uma lista de adjacências. As listas de adjacências armazenam elementos do tipo “AdjVertex”, que representam os vértices adjacentes ao vértices que armazena a lista, o elemento “AdjVertex” armazena uma referência a esse vértice adjacente e outra referência a aresta que incide nos dois. </text:p>
      <text:p text:style-name="P12">A lista de arestas armazena elementos nomeados de “Edge”, cada “Edge” armazena um double “value” que representa o peso da aresta, e quatro ponteiros: dois ponteiros que fazem referência aos nós da lista de vértices onde se encontram os vértices <text:span text:style-name="T11">nos quais</text:span> a aresta incide<text:span text:style-name="T31">(v1 e v2)</text:span>, e dois ponteiros<text:span text:style-name="T31">(adj_v1 e adj_v2)</text:span> que fazem referência ao<text:span text:style-name="T11">s</text:span> mesmo<text:span text:style-name="T11">s</text:span> vértices, <text:span text:style-name="T11">porém</text:span> nas listas de adjacências.</text:p>
      <text:p text:style-name="P13"/>
      <text:p text:style-name="P4">Operações do TAD grafo:</text:p>
      <text:p text:style-name="P4"/>
      <text:list xml:id="list1622607031248673281" text:style-name="L4">
        <text:list-item>
          <text:p text:style-name="P26"><text:span text:style-name="T13">initGraph() - </text:span><text:span text:style-name="T14">A </text:span><text:span text:style-name="T13">função aloca o grafo, a lista de arestas e a lista de vértices na heap, utilizando malloc e a função initList</text:span><text:span text:style-name="T30">()</text:span><text:span text:style-name="T13"> do TAD lista, então retorna um ponteiro que faz referência a</text:span><text:span text:style-name="T30">o</text:span><text:span text:style-name="T13"> grafo. O(1)</text:span></text:p>
        </text:list-item>
        <text:list-item>
          <text:p text:style-name="P27"><text:span text:style-name="T12">freeGraph(G) – Desaloca a lista de arestas </text:span><text:span text:style-name="T19">do grafo “</text:span><text:span text:style-name="T29">G”</text:span><text:span text:style-name="T19"> </text:span><text:span text:style-name="T12">e tudo que ela armazena, após faz o mesmo com todas as listas de adjacências de todos os vértices e com a lista de vértices do grafo. Todas as listas são desalocadas da heap com o auxílio da função freeList() do TAD lista. </text:span><text:span text:style-name="T15">O(m+n(degree(n))+n)</text:span></text:p>
        </text:list-item>
        <text:list-item>
          <text:p text:style-name="P28"><text:span text:style-name="T12">opposite(G, v, e) – Verifica se um dos ponteiros passados é nulo, se não for retorna o vértice oposto a “v”, através da aresta “e”. </text:span><text:span text:style-name="T15">O(1)</text:span></text:p>
        </text:list-item>
        <text:list-item>
          <text:p text:style-name="P28"><text:span text:style-name="T12">areAdjacent(G, v, w) – Compara o tamanho das duas lista de adjacências, de “v” e de “w”, e então percorre a menor delas em busca de um elemento que faça referência ao vértice que seria adjacente ao vértice “dono” da lista, retorna 1 se encontrar o vértice, caso contrário retorna 0. </text:span><text:span text:style-name="T16">O(min(deg(v), deg(w)))</text:span></text:p>
        </text:list-item>
        <text:list-item>
          <text:p text:style-name="P28"><text:span text:style-name="T12">replaceVertex(G, v, o) – Verfica se o ponteiro passado é nulo, se não for substitui o valor do campo “value” do vértice “v” por “o”. </text:span><text:span text:style-name="T17">O(1)</text:span></text:p>
        </text:list-item>
        <text:list-item>
          <text:p text:style-name="P29"><text:span text:style-name="T12">replace</text:span><text:span text:style-name="T14">Edge</text:span><text:span text:style-name="T12">(G, </text:span><text:span text:style-name="T14">e</text:span><text:span text:style-name="T12">, o) – </text:span><text:span text:style-name="T14">Análogo ao anterior, substitui o “value” da aresta “e”</text:span><text:span text:style-name="T12">. </text:span><text:span text:style-name="T17">O(1)</text:span></text:p>
        </text:list-item>
        <text:list-item>
          <text:p text:style-name="P23"><text:soft-page-break/><text:span text:style-name="T12">insertVertex(G, o) – Insere um vértice na lista de vértices do grafo, alocando-o na heap, usando o insertList do TAD lista, aloca </text:span><text:span text:style-name="T18">também</text:span><text:span text:style-name="T12"> o elemento “Vertex” referenciado pelo nó da lista </text:span><text:span text:style-name="T18">e atribui o valor “o” ao campo “value” do mesmo</text:span><text:span text:style-name="T12">, e aloca a lista de adjacências do vértice. </text:span><text:span text:style-name="T17">O(1)</text:span></text:p>
        </text:list-item>
        <text:list-item>
          <text:p text:style-name="P22"><text:span text:style-name="T12">insertEdge(G, v, w, o) – </text:span><text:span text:style-name="T22">Verifica se os ponteiros passados não são nulos, se forem nulos retorna nulo, caso contrário i</text:span><text:span text:style-name="T18">nsere uma aresta na lista de arestas do grafo, alocando-a na heap, usando o insertList do TAD lista, aloca também o elemento “Edge” referenciado pelo nó da lista, </text:span><text:span text:style-name="T20">atribui então “o” ao “value” da aresta, “</text:span><text:span text:style-name="T21">v” ao campo “v1” do elemento e “w” ao campo “v2”. Então, insere um nó na lista de adjacências de “</text:span><text:span text:style-name="T22">w</text:span><text:span text:style-name="T21">”, </text:span><text:span text:style-name="T22">este nó</text:span><text:span text:style-name="T21"> tem um ponteiro que faz referência ao vértice “</text:span><text:span text:style-name="T22">v</text:span><text:span text:style-name="T21">”, </text:span><text:span text:style-name="T22">e atribui o endereço desse novo nó ao campo “adj_v1”</text:span><text:span text:style-name="T21">. Faz o processo análogo </text:span><text:span text:style-name="T22">para o vértice “v”, adicionando-o na lista de adjacências do vértice “w, atribuindo o endereço desse ao campo “adj_v2” da aresta.</text:span><text:span text:style-name="T21"> </text:span><text:span text:style-name="T22">Retorna um ponteiro que faz referência a aresta inserida. </text:span><text:span text:style-name="T17">O(1)</text:span></text:p>
        </text:list-item>
        <text:list-item>
          <text:p text:style-name="P24"><text:span text:style-name="T12">removeVertex(G, v) - <text:s/>Verifica se o ponteiro passado não é nulo, se for retorna -1 ecerrando, se não for prossegue e então remove todas as arestas que incidem no vértice “v” e, usando a função freeList() do TAD lista, desaloca a lista de adjacências do vértice. A seguir, remove o vértice da lista de vértices do grafo “G”, usando a função removeList() do TAD lista, desalocando-o, e desaloca também o elemento “Vertex” da heap </text:span><text:span text:style-name="T23">usando a função free()</text:span><text:span text:style-name="T12"> . Retorna o </text:span><text:span text:style-name="T23">campo</text:span><text:span text:style-name="T12"> “value” antes armazenado em “v”. </text:span><text:span text:style-name="T28">O(deg(v))</text:span></text:p>
        </text:list-item>
        <text:list-item>
          <text:p text:style-name="P24"><text:span text:style-name="T12">remove</text:span><text:span text:style-name="T24">Edge</text:span><text:span text:style-name="T12">(G, e) - <text:s/>Verifica se o ponteiro passado não é nulo, se for retorna -1 ecerrando, se não for prossegue e remove </text:span><text:span text:style-name="T23">os vértices das listas de adjacências referenciados pelos campos “adj_v1” e “adj_v2”, do elemento armazenado em “e”, deslocando-os utilizando a função removeList() do TAD lista e desalocando os elementos “AdjVertex”, armazenados pelos mesmos, utilizando a função free(). Retorna o campo “value” antes armazenados em “e”. </text:span><text:span text:style-name="T28">O(1)</text:span></text:p>
        </text:list-item>
        <text:list-item>
          <text:p text:style-name="P25"><text:span text:style-name="T23">v</text:span><text:span text:style-name="T12">ertexValue(G, v) – retorna o valor do campo “value” referente ao elemento “Vertex” armazenado no endereço “v”. </text:span><text:span text:style-name="T28">O(1)</text:span></text:p>
        </text:list-item>
        <text:list-item>
          <text:p text:style-name="P25"><text:span text:style-name="T25">edge</text:span><text:span text:style-name="T12">Value(G, </text:span><text:span text:style-name="T26">e</text:span><text:span text:style-name="T12">) – retorna o valor do campo “value” referente ao elemento </text:span><text:soft-page-break/><text:span text:style-name="T12">“</text:span><text:span text:style-name="T27">Edge</text:span><text:span text:style-name="T12">” armazenado no endereço “</text:span><text:span text:style-name="T27">e</text:span><text:span text:style-name="T12">”. </text:span><text:span text:style-name="T28">O(1)</text:span></text:p>
        </text:list-item>
        <text:list-item>
          <text:p text:style-name="P21"><text:span text:style-name="T12">numVertices(G) – Retorna a quantidade de vértices armazenados na lista de vértices do grafo “G”, valor que é armazenado na estrutura do TAD lista, no campo count. </text:span><text:span text:style-name="T28">O(1)</text:span></text:p>
        </text:list-item>
        <text:list-item>
          <text:p text:style-name="P20"><text:span text:style-name="T12">numVertices(G) – Retorna a quantidade de arestas armazenados na lista de arestas do grafo “G”, valor que é armazenado na estrutura do TAD lista, no campo count. </text:span><text:span text:style-name="T28">O(1)</text:span></text:p>
        </text:list-item>
      </text:list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fael </meta:initial-creator>
    <meta:creation-date>2016-06-07T13:53:18.380366564</meta:creation-date>
    <dc:date>2016-06-07T21:10:12.756632042</dc:date>
    <dc:creator>Rafael </dc:creator>
    <meta:editing-duration>PT1H47M14S</meta:editing-duration>
    <meta:editing-cycles>48</meta:editing-cycles>
    <meta:generator>LibreOffice/5.0.3.2$Linux_X86_64 LibreOffice_project/00m0$Build-2</meta:generator>
    <meta:document-statistic meta:table-count="0" meta:image-count="0" meta:object-count="0" meta:page-count="5" meta:paragraph-count="40" meta:word-count="1309" meta:character-count="7700" meta:non-whitespace-character-count="6432"/>
  </office:meta>
</office:document-meta>
</file>